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flex agents</text:p>
      <text:p text:style-name="Standard">Simplest possible agents. Given a set of actions they make reactions depending on if the condition is true or not. (is something in front of me? If so, move to the right or left etc.)</text:p>
      <text:p text:style-name="Standard">Condition – action statements, known as rules</text:p>
      <text:p text:style-name="Standard"/>
      <text:p text:style-name="Standard">Finite state agents</text:p>
      <text:p text:style-name="Standard">Next simplest possible agent; the agent has a variable s for state. Takes on one of a small number of discrete values</text:p>
      <text:p text:style-name="Standard">Logic rules to test the state</text:p>
      <text:p text:style-name="Standard">Rules both output the intentions as well as update the state of the agent</text:p>
      <text:p text:style-name="Standard"/>
      <text:p text:style-name="Standard">Reaction limitations</text:p>
      <text:p text:style-name="Standard">Fails when agent has same percepts but needs to make different decisions (ie they encounter something their reflexes can't solve)</text:p>
      <text:p text:style-name="Standard">Connection between reasoning and capability</text:p>
      <text:p text:style-name="Standard">Need state to deal with ambiguity and uncertainty</text:p>
      <text:p text:style-name="Standard"/>
      <text:p text:style-name="Standard">How do we combine behaviors?</text:p>
      <text:p text:style-name="Standard"/>
      <text:p text:style-name="Standard">Subsumption</text:p>
      <text:p text:style-name="Standard"><text:tab/>All behaviors get percepts and can propose actions</text:p>
      <text:p text:style-name="Standard"><text:tab/>Higher level behaviors modulate actions proposed by lower level ones</text:p>
      <text:p text:style-name="Standard">Weights</text:p>
      <text:p text:style-name="Standard"><text:tab/>All behaviors get percepts and can propose actions</text:p>
      <text:p text:style-name="Standard"><text:tab/>Actions are continuous and can be combined together</text:p>
      <text:p text:style-name="Standard"/>
      <text:p text:style-name="Standard">Flockers: group behavior was based on weight of actions (separation, alignment, centering, obstacle avoidance)</text:p>
      <text:p text:style-name="Standard"/>
      <text:p text:style-name="Standard">Summary (Agents)</text:p>
      <text:p text:style-name="Standard">Architectures of intelligent behavior</text:p>
      <text:p text:style-name="Standard"><text:tab/>programming to make own decisions</text:p>
      <text:p text:style-name="Standard"><text:tab/><text:tab/>perceptions, deliberation and action</text:p>
      <text:p text:style-name="Standard"><text:tab/>probability and utility</text:p>
      <text:p text:style-name="Standard"><text:tab/>representation and reasoning</text:p>
      <text:p text:style-name="Standard">Choose actions by anticipating their effects </text:p>
      <text:p text:style-name="Standard">Making uncertain decisions and learning from what happens</text:p>
      <text:p text:style-name="Standard"/>
      <text:p text:style-name="Standard">How do we deal with the unknown?</text:p>
      <text:p text:style-name="Standard"/>
      <text:p text:style-name="Standard">Dealing with something we haven't seen before isn't easy, since it's not usually a simple thing. It's often a complex mix of things we have seen before, but in different situations, and other things we may have no experience with. In order for our knowledge to be useful, we must be able to generalize it and use it in other unfamiliar situations. Thus, new situations need to have a combination of existing knowledge to handle them.</text:p>
      <text:p text:style-name="Standard"/>
      <text:p text:style-name="Standard">Search</text:p>
      <text:p text:style-name="Standard"/>
      <text:p text:style-name="Standard">Way to creatively synthesize pieces of knowledge into a solution. Use symbolic structuring to represent <text:soft-page-break/>current information. Applying a piece of knowledge extends this information, and we can test whether the current amount of information is enough to reach a solution or not. If it doesn't, then the search is used to systematically explore alterna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2T14:05:14.44</meta:creation-date>
    <meta:editing-duration>PT6H22M52S</meta:editing-duration>
    <meta:editing-cycles>2</meta:editing-cycles>
    <meta:generator>OpenOffice.org/3.4.1$Win32 OpenOffice.org_project/341m1$Build-9593</meta:generator>
    <meta:document-statistic meta:table-count="0" meta:image-count="0" meta:object-count="0" meta:page-count="2" meta:paragraph-count="31" meta:word-count="353" meta:character-count="2205"/>
    <dc:date>2015-11-02T20:42:59.23</dc:date>
  </office:meta>
</office:document-meta>
</file>